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0c0c0" draw:textarea-horizontal-align="justify" draw:textarea-vertical-align="middle" draw:auto-grow-height="false"/>
      <style:paragraph-properties style:writing-mode="lr-tb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  <style:paragraph-properties style:writing-mode="lr-tb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draw:fill="gradient" draw:fill-color="#c0c0c0" draw:fill-gradient-name="Gradient_20_101" draw:textarea-horizontal-align="justify" draw:textarea-vertical-align="top" draw:auto-grow-height="false" fo:min-height="16.75cm" fo:min-width="7cm"/>
      <style:paragraph-properties style:writing-mode="lr-tb"/>
    </style:style>
    <style:style style:name="gr5" style:family="graphic" style:parent-style-name="standard">
      <style:graphic-properties draw:fill="gradient" draw:fill-color="#c0c0c0" draw:fill-gradient-name="Gradient_20_92" draw:textarea-horizontal-align="justify" draw:textarea-vertical-align="middle" draw:auto-grow-height="false" fo:min-height="2.75cm" fo:min-width="15.5cm"/>
      <style:paragraph-properties style:writing-mode="lr-tb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1.75cm" fo:min-width="2cm"/>
      <style:paragraph-properties style:writing-mode="lr-tb"/>
    </style:style>
    <style:style style:name="gr7" style:family="graphic" style:parent-style-name="standard">
      <style:graphic-properties svg:stroke-width="0.1cm" svg:stroke-color="#800000" draw:marker-start-width="0.35cm" draw:marker-end="" draw:marker-end-width="0.45cm" draw:fill="none" draw:fill-color="#ffffff" draw:textarea-horizontal-align="center" draw:textarea-vertical-align="middle" draw:auto-grow-height="true" fo:min-height="0cm" fo:min-width="0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800000" draw:marker-start-width="0.35cm" draw:marker-end="Arrow" draw:marker-end-width="0.4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fill="gradient" draw:fill-color="#c0c0c0" draw:fill-gradient-name="Gradient_20_101" draw:textarea-horizontal-align="justify" draw:textarea-vertical-align="top" draw:auto-grow-height="false" fo:min-height="6.75cm" fo:min-width="7cm"/>
      <style:paragraph-properties style:writing-mode="lr-tb"/>
    </style:style>
    <style:style style:name="gr10" style:family="graphic" style:parent-style-name="standard">
      <style:graphic-properties draw:fill="gradient" draw:fill-color="#c0c0c0" draw:fill-gradient-name="Gradient_20_101" draw:textarea-horizontal-align="justify" draw:textarea-vertical-align="middle" draw:auto-grow-height="false" fo:min-height="16.75cm" fo:min-width="8.5cm"/>
      <style:paragraph-properties style:writing-mode="lr-tb"/>
    </style:style>
    <style:style style:name="gr11" style:family="graphic" style:parent-style-name="standard">
      <style:graphic-properties draw:fill="solid" draw:fill-color="#c0c0c0" draw:textarea-horizontal-align="justify" draw:textarea-vertical-align="top" draw:auto-grow-height="false" fo:min-height="16.75cm" fo:min-width="7cm"/>
      <style:paragraph-properties style:writing-mode="lr-tb"/>
    </style:style>
    <style:style style:name="gr12" style:family="graphic" style:parent-style-name="standard">
      <style:graphic-properties draw:fill="gradient" draw:fill-color="#c0c0c0" draw:fill-gradient-name="Gradient_20_112" draw:textarea-horizontal-align="justify" draw:textarea-vertical-align="middle" draw:auto-grow-height="false" fo:min-height="2.75cm" fo:min-width="16.5cm"/>
      <style:paragraph-properties style:writing-mode="lr-tb"/>
    </style:style>
    <style:style style:name="gr13" style:family="graphic" style:parent-style-name="standard">
      <style:graphic-properties draw:fill="gradient" draw:fill-color="#c0c0c0" draw:fill-gradient-name="Gradient_20_110" draw:textarea-horizontal-align="justify" draw:textarea-vertical-align="top" draw:auto-grow-height="false" fo:min-height="6.25cm" fo:min-width="7cm"/>
      <style:paragraph-properties style:writing-mode="lr-tb"/>
    </style:style>
    <style:style style:name="gr14" style:family="graphic" style:parent-style-name="standard">
      <style:graphic-properties draw:fill="gradient" draw:fill-color="#c0c0c0" draw:fill-gradient-name="Gradient_20_110" draw:textarea-horizontal-align="justify" draw:textarea-vertical-align="top" draw:auto-grow-height="false" fo:min-height="6.25cm" fo:min-width="10cm"/>
      <style:paragraph-properties style:writing-mode="lr-tb"/>
    </style:style>
    <style:style style:name="gr15" style:family="graphic" style:parent-style-name="standard">
      <style:graphic-properties draw:fill="gradient" draw:fill-color="#c0c0c0" draw:fill-gradient-name="Gradient_20_110" draw:textarea-horizontal-align="justify" draw:textarea-vertical-align="middle" draw:auto-grow-height="false"/>
      <style:paragraph-properties style:writing-mode="lr-tb"/>
    </style:style>
    <style:style style:name="gr16" style:family="graphic" style:parent-style-name="standard">
      <style:graphic-properties svg:stroke-width="0.1cm" svg:stroke-color="#800000" draw:marker-start-width="0.35cm" draw:marker-end-width="0.35cm" draw:fill="none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7" style:family="graphic" style:parent-style-name="standard">
      <style:graphic-properties svg:stroke-width="0.1cm" svg:stroke-color="#800000" draw:marker-start="" draw:marker-start-width="0.35cm" draw:marker-end="Arrowhead_20_1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 style:writing-mode="lr-tb"/>
      <style:text-properties fo:font-size="32pt" style:font-size-asian="32pt" style:font-size-complex="32pt"/>
    </style:style>
    <style:style style:name="P2" style:family="paragraph">
      <loext:graphic-properties draw:fill="solid" draw:fill-color="#c0c0c0"/>
      <style:paragraph-properties fo:text-align="center" style:writing-mode="lr-tb"/>
      <style:text-properties fo:font-size="32pt" style:font-size-asian="32pt" style:font-size-complex="32pt"/>
    </style:style>
    <style:style style:name="P3" style:family="paragraph">
      <loext:graphic-properties draw:fill="solid" draw:fill-color="#ffffff"/>
      <style:paragraph-properties fo:text-align="center" style:writing-mode="lr-tb"/>
      <style:text-properties fo:font-size="32pt" style:font-size-asian="32pt" style:font-size-complex="32pt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="gradient" draw:fill-color="#c0c0c0" draw:fill-gradient-name="Gradient_20_101"/>
      <style:paragraph-properties fo:text-align="center" style:writing-mode="lr-tb"/>
      <style:text-properties fo:font-size="32pt" style:font-size-asian="32pt" style:font-size-complex="32pt"/>
    </style:style>
    <style:style style:name="P6" style:family="paragraph">
      <loext:graphic-properties draw:fill="gradient" draw:fill-color="#c0c0c0" draw:fill-gradient-name="Gradient_20_92"/>
      <style:paragraph-properties fo:text-align="center" style:writing-mode="lr-tb"/>
      <style:text-properties fo:font-size="32pt" style:font-size-asian="32pt" style:font-size-complex="32pt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style:paragraph-properties fo:text-align="center" style:writing-mode="lr-tb"/>
      <style:text-properties fo:font-size="18pt" style:font-size-asian="18pt" style:font-size-complex="18pt"/>
    </style:style>
    <style:style style:name="P10" style:family="paragraph">
      <loext:graphic-properties draw:fill="solid" draw:fill-color="#ffffff"/>
      <style:paragraph-properties fo:text-align="center" style:writing-mode="lr-tb"/>
      <style:text-properties fo:font-size="18pt" style:font-size-asian="18pt" style:font-size-complex="18pt"/>
    </style:style>
    <style:style style:name="P11" style:family="paragraph">
      <style:paragraph-properties fo:text-align="center" style:writing-mode="lr-tb"/>
    </style:style>
    <style:style style:name="P12" style:family="paragraph">
      <loext:graphic-properties draw:fill="solid" draw:fill-color="#ffffff"/>
      <style:paragraph-properties fo:text-align="center" style:writing-mode="lr-tb"/>
    </style:style>
    <style:style style:name="P13" style:family="paragraph">
      <loext:graphic-properties draw:fill="gradient" draw:fill-color="#c0c0c0" draw:fill-gradient-name="Gradient_20_112"/>
      <style:paragraph-properties fo:text-align="center" style:writing-mode="lr-tb"/>
      <style:text-properties fo:font-size="32pt" style:font-size-asian="32pt" style:font-size-complex="32pt"/>
    </style:style>
    <style:style style:name="P14" style:family="paragraph">
      <loext:graphic-properties draw:fill="gradient" draw:fill-color="#c0c0c0" draw:fill-gradient-name="Gradient_20_110"/>
      <style:paragraph-properties fo:text-align="center" style:writing-mode="lr-tb"/>
      <style:text-properties fo:font-size="32pt" style:font-size-asian="32pt" style:font-size-complex="32pt"/>
    </style:style>
    <style:style style:name="P15" style:family="paragraph">
      <style:paragraph-properties fo:text-align="center" style:writing-mode="lr-tb"/>
      <style:text-properties fo:font-size="24pt" style:font-size-asian="24pt" style:font-size-complex="24pt"/>
    </style:style>
    <style:style style:name="P16" style:family="paragraph">
      <loext:graphic-properties draw:fill="solid" draw:fill-color="#ffffff"/>
      <style:paragraph-properties fo:text-align="center" style:writing-mode="lr-tb"/>
      <style:text-properties fo:font-size="24pt" style:font-size-asian="24pt" style:font-size-complex="24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style:text-position="super 58%" fo:font-size="32pt" style:font-size-asian="32pt" style:font-size-complex="32pt"/>
    </style:style>
    <style:style style:name="T3" style:family="text">
      <style:text-properties style:text-position="33% 58%" fo:font-size="32pt" style:font-size-asian="32pt" style:font-size-complex="32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office:forms form:automatic-focus="false" form:apply-design-mode="false"/>
        <draw:custom-shape draw:style-name="gr1" draw:text-style-name="P2" draw:layer="layout" svg:width="4cm" svg:height="5.5cm" svg:x="9cm" svg:y="8cm">
          <text:p text:style-name="P1"><text:span text:style-name="T1">ОЗУ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5.5cm" svg:x="3.5cm" svg:y="8cm">
          <text:p text:style-name="P1"><text:span text:style-name="T1">ЦП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7.5cm" svg:height="3.5cm" svg:x="1cm" svg:y="14.3cm">
          <text:p text:style-name="P1"><text:span text:style-name="T1">Шина </text:span><text:span text:style-name="T1">данных</text:span></text:p>
          <draw:enhanced-geometry svg:viewBox="0 0 21600 21600" draw:text-areas="?f5 ?f1 ?f6 ?f3" draw:type="left-right-arrow" draw:modifiers="2664.95036544126 2023.65038560411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3" draw:layer="layout" svg:width="27.7cm" svg:height="3cm" svg:x="1cm" svg:y="1cm">
          <text:p text:style-name="P1"><text:span text:style-name="T1">Шина </text:span><text:span text:style-name="T1">адрес</text:span><text:span text:style-name="T1">а</text:span></text:p>
          <draw:enhanced-geometry svg:viewBox="0 0 21600 21600" draw:text-areas="0 ?f0 ?f5 ?f2" draw:type="right-arrow" draw:modifiers="18838.8866827912 2144.885038320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4" draw:layer="layout" svg:width="1.5cm" svg:height="6cm" svg:x="3.5cm" svg:y="2.5cm">
          <text:p/>
          <draw:enhanced-geometry svg:viewBox="0 0 21600 21600" draw:text-areas="?f0 ?f7 ?f2 21600" draw:type="up-arrow" draw:modifiers="2931.4671332167 4921.51898734177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4" draw:layer="layout" svg:width="1.5cm" svg:height="3cm" svg:x="4.5cm" svg:y="12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4" draw:layer="layout" svg:width="1.5cm" svg:height="3cm" svg:x="10.5cm" svg:y="12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" draw:text-style-name="P2" draw:layer="layout" svg:width="4cm" svg:height="5.5cm" svg:x="14.5cm" svg:y="8cm">
          <text:p text:style-name="P1"><text:span text:style-name="T1">В.У. 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5.5cm" svg:x="20cm" svg:y="8.107cm">
          <text:p text:style-name="P1"><text:span text:style-name="T1">В.У. 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5cm" svg:height="3cm" svg:x="16cm" svg:y="12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4" draw:layer="layout" svg:width="1.5cm" svg:height="3cm" svg:x="21.5cm" svg:y="12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4" draw:layer="layout" svg:width="1.5cm" svg:height="5.5cm" svg:x="9cm" svg:y="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4" draw:layer="layout" svg:width="1.5cm" svg:height="5.5cm" svg:x="14.5cm" svg:y="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4" draw:layer="layout" svg:width="1.5cm" svg:height="5.5cm" svg:x="20cm" svg:y="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3" draw:layer="layout" svg:width="27.7cm" svg:height="3.5cm" svg:x="1cm" svg:y="4.2cm">
          <text:p text:style-name="P1"><text:span text:style-name="T1">Шина управления: чтение/запись, память/порт</text:span></text:p>
          <draw:enhanced-geometry svg:viewBox="0 0 21600 21600" draw:text-areas="0 ?f0 ?f5 ?f2" draw:type="right-arrow" draw:modifiers="18820.1725569474 6731.1053984575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4" draw:layer="layout" svg:width="1.5cm" svg:height="2cm" svg:x="22cm" svg:y="6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4" draw:layer="layout" svg:width="1.5cm" svg:height="2cm" svg:x="16.5cm" svg:y="6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4" draw:layer="layout" svg:width="1.5cm" svg:height="2cm" svg:x="11cm" svg:y="6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4" draw:layer="layout" svg:width="1.5cm" svg:height="2cm" svg:x="6cm" svg:y="6.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2" draw:style-name="dp1" draw:master-page-name="Обычный">
        <office:forms form:automatic-focus="false" form:apply-design-mode="false"/>
        <draw:custom-shape draw:style-name="gr4" draw:text-style-name="P5" draw:layer="layout" svg:width="7.5cm" svg:height="17cm" svg:x="12cm" svg:y="1cm">
          <text:p text:style-name="P1"><text:span text:style-name="T1">ОЗУ (≥2</text:span><text:span text:style-name="T2">N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6cm" svg:height="3cm" draw:transform="rotate (1.5707963267949) translate (1cm 17.5cm)">
          <text:p text:style-name="P1"><text:span text:style-name="T1">Адресное пространство</text:span></text:p>
          <text:p text:style-name="P1"><text:span text:style-name="T1">2</text:span><text:span text:style-name="T3">N</text:span><text:span text:style-name="T1"> байт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5cm" svg:height="2cm" svg:x="13cm" svg:y="3cm">
          <text:p text:style-name="P1"><text:span text:style-name="T1">2</text:span><text:span text:style-name="T3">N-2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5cm" svg:height="4cm" svg:x="4cm" svg:y="1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" draw:text-style-name="P7" draw:layer="layout" svg:width="1.5cm" svg:height="4cm" svg:x="4cm" svg:y="5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" draw:text-style-name="P7" draw:layer="layout" svg:width="1.5cm" svg:height="4cm" svg:x="4cm" svg:y="9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" draw:text-style-name="P7" draw:layer="layout" svg:width="1.5cm" svg:height="4cm" svg:x="4cm" svg:y="13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" draw:text-style-name="P3" draw:layer="layout" svg:width="2.5cm" svg:height="2cm" svg:x="16cm" svg:y="3cm">
          <text:p text:style-name="P1"><text:span text:style-name="T1">2</text:span><text:span text:style-name="T3">N-2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5cm" svg:height="2cm" svg:x="13cm" svg:y="5.5cm">
          <text:p text:style-name="P1"><text:span text:style-name="T1">2</text:span><text:span text:style-name="T3">N-2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5cm" svg:height="2cm" svg:x="16cm" svg:y="5.5cm">
          <text:p text:style-name="P1"><text:span text:style-name="T1">2</text:span><text:span text:style-name="T3">N-2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5cm" svg:height="2cm" svg:x="13cm" svg:y="8cm">
          <text:p text:style-name="P1"><text:span text:style-name="T1">2</text:span><text:span text:style-name="T3">N-2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5cm" svg:height="2cm" svg:x="16cm" svg:y="8cm">
          <text:p text:style-name="P1"><text:span text:style-name="T1">2</text:span><text:span text:style-name="T3">N-2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5cm" svg:height="2cm" svg:x="13cm" svg:y="10.5cm">
          <text:p text:style-name="P1"><text:span text:style-name="T1">2</text:span><text:span text:style-name="T3">N-2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5cm" svg:height="2cm" svg:x="16cm" svg:y="10.5cm">
          <text:p text:style-name="P1"><text:span text:style-name="T1">2</text:span><text:span text:style-name="T3">N-2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5cm" svg:height="2cm" svg:x="13cm" svg:y="13cm">
          <text:p text:style-name="P1"><text:span text:style-name="T1">2</text:span><text:span text:style-name="T3">N-2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5cm" svg:height="2cm" svg:x="16cm" svg:y="13cm">
          <text:p text:style-name="P1"><text:span text:style-name="T1">2</text:span><text:span text:style-name="T3">N-2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5cm" svg:height="2cm" svg:x="13cm" svg:y="15.5cm">
          <text:p text:style-name="P1"><text:span text:style-name="T1">2</text:span><text:span text:style-name="T3">N-2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5cm" svg:height="2cm" svg:x="16cm" svg:y="15.5cm">
          <text:p text:style-name="P1"><text:span text:style-name="T1">2</text:span><text:span text:style-name="T3">N-2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5cm" svg:y1="11.5cm" svg:x2="16.5cm" svg:y2="14cm">
          <text:p/>
        </draw:line>
        <draw:line draw:style-name="gr8" draw:text-style-name="P8" draw:layer="layout" svg:x1="5.5cm" svg:y1="7.5cm" svg:x2="13.5cm" svg:y2="9cm">
          <text:p/>
        </draw:line>
        <draw:custom-shape draw:style-name="gr9" draw:text-style-name="P5" draw:layer="layout" svg:width="7.5cm" svg:height="7cm" svg:x="20.5cm" svg:y="11cm">
          <text:p text:style-name="P1"><text:span text:style-name="T1">ПЗУ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5cm" svg:y1="3.5cm" svg:x2="13.5cm" svg:y2="3.5cm">
          <text:p/>
        </draw:line>
        <draw:custom-shape draw:style-name="gr6" draw:text-style-name="P3" draw:layer="layout" svg:width="2.5cm" svg:height="2cm" svg:x="21.5cm" svg:y="13cm">
          <text:p text:style-name="P1"><text:span text:style-name="T1">2</text:span><text:span text:style-name="T3">N-2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5cm" svg:height="2cm" svg:x="24.5cm" svg:y="13cm">
          <text:p text:style-name="P1"><text:span text:style-name="T1">2</text:span><text:span text:style-name="T3">N-2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5cm" svg:height="2cm" svg:x="21.5cm" svg:y="15.5cm">
          <text:p text:style-name="P1"><text:span text:style-name="T1">2</text:span><text:span text:style-name="T3">N-2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5cm" svg:height="2cm" svg:x="24.5cm" svg:y="15.5cm">
          <text:p text:style-name="P1"><text:span text:style-name="T1">2</text:span><text:span text:style-name="T3">N-2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5cm" svg:y1="15.5cm" svg:x2="22cm" svg:y2="16.5cm">
          <text:p/>
        </draw:line>
      </draw:page>
      <draw:page draw:name="page3" draw:style-name="dp1" draw:master-page-name="Обычный">
        <office:forms form:automatic-focus="false" form:apply-design-mode="false"/>
        <draw:custom-shape draw:style-name="gr1" draw:text-style-name="P2" draw:layer="layout" svg:width="4cm" svg:height="17cm" svg:x="10.5cm" svg:y="1cm">
          <text:p text:style-name="P1"><text:span text:style-name="T1">УУ</text:span></text:p>
          <text:p text:style-name="P1"><text:span text:style-name="T1">ОЗУ.</text:span></text:p>
          <text:p text:style-name="P1"><text:span text:style-name="T1">(MMU)</text:span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9cm" svg:height="17cm" svg:x="19.5cm" svg:y="1cm">
          <text:p text:style-name="P1"><text:span text:style-name="T1">ОЗУ + ПЗУ(≥2</text:span><text:span text:style-name="T2">16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17cm" svg:x="1cm" svg:y="1cm">
          <text:p text:style-name="P1"><text:span text:style-name="T1">ЦП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2cm" svg:height="3.5cm" svg:x="1.5cm" svg:y="14cm">
          <text:p text:style-name="P1"><text:span text:style-name="T1">Ш.Д.</text:span></text:p>
          <draw:enhanced-geometry svg:viewBox="0 0 21600 21600" draw:text-areas="?f5 ?f1 ?f6 ?f3" draw:type="left-right-arrow" draw:modifiers="2664.95036544126 2023.65038560411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3" draw:layer="layout" svg:width="19cm" svg:height="3.5cm" svg:x="4cm" svg:y="1cm">
          <text:p text:style-name="P1"><text:span text:style-name="T1">Ш.У.: R/W, M/P</text:span></text:p>
          <draw:enhanced-geometry svg:viewBox="0 0 21600 21600" draw:text-areas="0 ?f0 ?f5 ?f2" draw:type="right-arrow" draw:modifiers="18820.1725569474 6731.1053984575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0" draw:layer="layout" svg:width="8cm" svg:height="1.5cm" svg:x="4cm" svg:y="9.5cm">
          <text:p text:style-name="P9"><text:span text:style-name="T4">Ш.А. [14,15]</text:span></text:p>
          <draw:enhanced-geometry svg:viewBox="0 0 21600 21600" draw:text-areas="0 ?f0 ?f5 ?f2" draw:type="right-arrow" draw:modifiers="18651.3208624875 4587.7061469265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19.002cm" svg:height="3cm" svg:x="4cm" svg:y="10.5cm">
          <text:p text:style-name="P1"><text:span text:style-name="T1">Ш.А. [0..13]</text:span></text:p>
          <draw:enhanced-geometry svg:viewBox="0 0 21600 21600" draw:text-areas="0 ?f0 ?f5 ?f2" draw:type="right-arrow" draw:modifiers="18838.8866827912 2144.885038320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2.5cm" svg:height="2cm" svg:x="21.5cm" svg:y="6.5cm">
          <text:p text:style-name="P1"><text:span text:style-name="T1">2</text:span><text:span text:style-name="T2">14</text:span></text:p>
          <draw:enhanced-geometry svg:viewBox="0 0 21600 21600" draw:type="rectangle" draw:enhanced-path="M 0 0 L 21600 0 21600 21600 0 21600 0 0 Z N"/>
        </draw:custom-shape>
        <draw:custom-shape draw:style-name="gr2" draw:text-style-name="P12" draw:layer="layout" svg:width="2.5cm" svg:height="2cm" svg:x="24.5cm" svg:y="6.5cm">
          <text:p text:style-name="P11"><text:span text:style-name="T1">2</text:span><text:span text:style-name="T2">14</text:span></text:p>
          <draw:enhanced-geometry svg:viewBox="0 0 21600 21600" draw:type="rectangle" draw:enhanced-path="M 0 0 L 21600 0 21600 21600 0 21600 0 0 Z N"/>
        </draw:custom-shape>
        <draw:custom-shape draw:style-name="gr2" draw:text-style-name="P12" draw:layer="layout" svg:width="2.5cm" svg:height="2cm" svg:x="24.5cm" svg:y="10.5cm">
          <text:p text:style-name="P11"><text:span text:style-name="T1">2</text:span><text:span text:style-name="T2">14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14cm" svg:y1="9cm" svg:x2="22cm" svg:y2="7cm">
          <text:p/>
        </draw:line>
        <draw:line draw:style-name="gr8" draw:text-style-name="P8" draw:layer="layout" svg:x1="14cm" svg:y1="9.5cm" svg:x2="25cm" svg:y2="8cm">
          <text:p/>
        </draw:line>
        <draw:line draw:style-name="gr8" draw:text-style-name="P8" draw:layer="layout" svg:x1="14cm" svg:y1="10cm" svg:x2="25cm" svg:y2="11.5cm">
          <text:p/>
        </draw:line>
        <draw:custom-shape draw:style-name="gr2" draw:text-style-name="P3" draw:layer="layout" svg:width="2.5cm" svg:height="2cm" svg:x="21.5cm" svg:y="4cm">
          <text:p text:style-name="P1"><text:span text:style-name="T1">2</text:span><text:span text:style-name="T2">14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14cm" svg:y1="8.5cm" svg:x2="22cm" svg:y2="5cm">
          <text:p/>
        </draw:line>
        <draw:custom-shape draw:style-name="gr6" draw:text-style-name="P3" draw:layer="layout" svg:width="2.5cm" svg:height="2cm" svg:x="24.5cm" svg:y="13cm">
          <text:p text:style-name="P1"><text:span text:style-name="T1">2</text:span><text:span text:style-name="T2">14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5cm" svg:height="2cm" svg:x="24.5cm" svg:y="15.5cm">
          <text:p text:style-name="P1"><text:span text:style-name="T1">2</text:span><text:span text:style-name="T2">14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5cm" svg:height="2cm" svg:x="24.5cm" svg:y="4cm">
          <text:p text:style-name="P1"><text:span text:style-name="T1">2</text:span><text:span text:style-name="T2">14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5cm" svg:height="2cm" svg:x="24.5cm" svg:y="1.5cm">
          <text:p text:style-name="P1"><text:span text:style-name="T1">2</text:span><text:span text:style-name="T2">14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Обычный">
        <office:forms form:automatic-focus="false" form:apply-design-mode="false"/>
        <draw:custom-shape draw:style-name="gr11" draw:text-style-name="P2" draw:layer="layout" svg:width="7.5cm" svg:height="17cm" svg:x="21.2cm" svg:y="1cm">
          <text:p text:style-name="P1"><text:span text:style-name="T1">ОЗУ + ПЗУ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17cm" svg:height="3cm" draw:transform="rotate (1.5707963267949) translate (1cm 18cm)">
          <text:p text:style-name="P1"><text:span text:style-name="T1">Адресное пространство</text:span></text:p>
          <text:p text:style-name="P1"><text:span text:style-name="T1">1M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5cm" svg:height="1cm" svg:x="4cm" svg:y="8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" draw:text-style-name="P7" draw:layer="layout" svg:width="1.5cm" svg:height="2cm" svg:x="4cm" svg:y="11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8" draw:text-style-name="P8" draw:layer="layout" svg:x1="3cm" svg:y1="3.5cm" svg:x2="22.5cm" svg:y2="3.5cm">
          <text:p/>
        </draw:line>
        <draw:custom-shape draw:style-name="gr13" draw:text-style-name="P14" draw:layer="layout" svg:width="7.5cm" svg:height="6.5cm" svg:x="12.5cm" svg:y="4.5cm">
          <text:p text:style-name="P1"><text:span text:style-name="T1">EMS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5cm" svg:height="2cm" svg:x="13cm" svg:y="6cm">
          <text:p text:style-name="P1"><text:span text:style-name="T1">16K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5cm" svg:height="2cm" svg:x="16.5cm" svg:y="6cm">
          <text:p text:style-name="P1"><text:span text:style-name="T1">16K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5cm" svg:height="2cm" svg:x="13cm" svg:y="8.5cm">
          <text:p text:style-name="P1"><text:span text:style-name="T1">16K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5cm" svg:height="2cm" svg:x="16.5cm" svg:y="8.5cm">
          <text:p text:style-name="P1"><text:span text:style-name="T1">16K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5cm" svg:y1="9cm" svg:x2="13.5cm" svg:y2="7.5cm">
          <text:p/>
        </draw:line>
        <draw:custom-shape draw:style-name="gr14" draw:text-style-name="P14" draw:layer="layout" svg:width="10.5cm" svg:height="6.5cm" svg:x="9.5cm" svg:y="11.5cm">
          <text:p text:style-name="P1"><text:span text:style-name="T1">Граф. адаптер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5cm" svg:height="2cm" svg:x="13.5cm" svg:y="13cm">
          <text:p text:style-name="P1"><text:span text:style-name="T1">64K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5cm" svg:height="2cm" svg:x="16.5cm" svg:y="13cm">
          <text:p text:style-name="P1"><text:span text:style-name="T1">64K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5cm" svg:height="2cm" svg:x="13.5cm" svg:y="15.5cm">
          <text:p text:style-name="P1"><text:span text:style-name="T1">64K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5cm" svg:height="2cm" svg:x="16.5cm" svg:y="15.5cm">
          <text:p text:style-name="P1"><text:span text:style-name="T1">64К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5cm" svg:height="2cm" svg:x="10.5cm" svg:y="13cm">
          <text:p text:style-name="P1"><text:span text:style-name="T1">64K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5cm" svg:height="2cm" svg:x="10.5cm" svg:y="15.5cm">
          <text:p text:style-name="P1"><text:span text:style-name="T1">64K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5cm" svg:y1="12.5cm" svg:x2="11cm" svg:y2="16cm">
          <text:p/>
        </draw:line>
      </draw:page>
      <draw:page draw:name="page5" draw:style-name="dp1" draw:master-page-name="Обычный">
        <office:forms form:automatic-focus="false" form:apply-design-mode="false"/>
        <draw:custom-shape draw:style-name="gr15" draw:text-style-name="P14" draw:layer="layout" svg:width="12cm" svg:height="17cm" svg:x="16.7cm" svg:y="1cm">
          <text:p text:style-name="P1"><text:span text:style-name="T1">ОЗУ (≥2</text:span><text:span text:style-name="T2">16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99cm" svg:height="17cm" svg:x="1.001cm" svg:y="0.999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ЦП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0.5cm" svg:height="3.5cm" svg:x="6.5cm" svg:y="14cm">
          <text:p text:style-name="P1"><text:span text:style-name="T1">Ш.Д.</text:span></text:p>
          <draw:enhanced-geometry svg:viewBox="0 0 21600 21600" draw:text-areas="?f5 ?f1 ?f6 ?f3" draw:type="left-right-arrow" draw:modifiers="2664.95036544126 2023.65038560411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3" draw:layer="layout" svg:width="11cm" svg:height="3.5cm" svg:x="6.6cm" svg:y="1.001cm">
          <text:p text:style-name="P1"><text:span text:style-name="T1">Ш.У.: R/W, M/P</text:span></text:p>
          <draw:enhanced-geometry svg:viewBox="0 0 21600 21600" draw:text-areas="0 ?f0 ?f5 ?f2" draw:type="right-arrow" draw:modifiers="18820.1725569474 6731.1053984575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11.2cm" svg:height="7cm" svg:x="6.6cm" svg:y="6.5cm">
          <text:p text:style-name="P1"><text:span text:style-name="T1">Ш.А.</text:span></text:p>
          <text:p text:style-name="P1"><text:span text:style-name="T1">адр.стр. +</text:span></text:p>
          <text:p text:style-name="P1"><text:span text:style-name="T1">+ смещение</text:span></text:p>
          <draw:enhanced-geometry svg:viewBox="0 0 21600 21600" draw:text-areas="0 ?f0 ?f5 ?f2" draw:type="right-arrow" draw:modifiers="18838.8866827912 2144.885038320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5cm" svg:height="12cm" svg:x="1.5cm" svg:y="1.5cm">
          <text:p text:style-name="P1"><text:span text:style-name="T1">УУ</text:span></text:p>
          <text:p text:style-name="P1"><text:span text:style-name="T1">ОЗУ.</text:span></text:p>
          <text:p text:style-name="P1"><text:span text:style-name="T1">(MMU)</text:span></text:p>
          <text:p text:style-name="P1"><text:span text:style-name="T1"/></text:p>
          <text:p text:style-name="P1"><text:span text:style-name="T1">лог.адр.</text:span></text:p>
          <text:p text:style-name="P1"><text:span text:style-name="T1">→</text:span></text:p>
          <text:p text:style-name="P1"><text:span text:style-name="T1">№ </text:span><text:span text:style-name="T1">стр.</text:span></text:p>
          <text:p text:style-name="P1"><text:span text:style-name="T1">→</text:span></text:p>
          <text:p text:style-name="P1"><text:span text:style-name="T1">адр.стр.</text:span></text:p>
          <draw:enhanced-geometry svg:viewBox="0 0 21600 21600" draw:type="rectangle" draw:enhanced-path="M 0 0 L 21600 0 21600 21600 0 21600 0 0 Z N"/>
        </draw:custom-shape>
        <draw:custom-shape draw:style-name="gr2" draw:text-style-name="P12" draw:layer="layout" svg:width="10cm" svg:height="1.5cm" svg:x="17.6cm" svg:y="15.5cm">
          <text:p text:style-name="P11">Стр. 0</text:p>
          <draw:enhanced-geometry svg:viewBox="0 0 21600 21600" draw:type="rectangle" draw:enhanced-path="M 0 0 L 21600 0 21600 21600 0 21600 0 0 Z N"/>
        </draw:custom-shape>
        <draw:custom-shape draw:style-name="gr2" draw:text-style-name="P12" draw:layer="layout" svg:width="10cm" svg:height="1.5cm" svg:x="17.6cm" svg:y="14cm">
          <text:p text:style-name="P11">Стр. 1</text:p>
          <draw:enhanced-geometry svg:viewBox="0 0 21600 21600" draw:type="rectangle" draw:enhanced-path="M 0 0 L 21600 0 21600 21600 0 21600 0 0 Z N"/>
        </draw:custom-shape>
        <draw:custom-shape draw:style-name="gr2" draw:text-style-name="P12" draw:layer="layout" svg:width="10cm" svg:height="1.5cm" svg:x="17.6cm" svg:y="12.5cm">
          <text:p text:style-name="P11">Стр. 2</text:p>
          <draw:enhanced-geometry svg:viewBox="0 0 21600 21600" draw:type="rectangle" draw:enhanced-path="M 0 0 L 21600 0 21600 21600 0 21600 0 0 Z N"/>
        </draw:custom-shape>
        <draw:custom-shape draw:style-name="gr2" draw:text-style-name="P12" draw:layer="layout" svg:width="10cm" svg:height="1.5cm" svg:x="17.6cm" svg:y="11cm">
          <text:p text:style-name="P11">...</text:p>
          <draw:enhanced-geometry svg:viewBox="0 0 21600 21600" draw:type="rectangle" draw:enhanced-path="M 0 0 L 21600 0 21600 21600 0 21600 0 0 Z N"/>
        </draw:custom-shape>
        <draw:custom-shape draw:style-name="gr2" draw:text-style-name="P16" xml:id="id1" draw:id="id1" draw:layer="layout" svg:width="8.5cm" svg:height="3.5cm" svg:x="18.5cm" svg:y="4cm">
          <text:p text:style-name="P15"><text:span text:style-name="T5">Таблица страниц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xml:id="id2" draw:id="id2" draw:layer="layout" svg:width="1.5cm" svg:height="1.5cm" svg:x="3.2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7" draw:layer="layout" draw:type="curve" svg:x1="18.5cm" svg:y1="5.75cm" svg:x2="4.7cm" svg:y2="11.35cm" draw:start-shape="id1" draw:start-glue-point="3" draw:end-shape="id2" draw:end-glue-point="10" svg:d="M18500 5750c-10312 0-3413 5600-13800 5600" svg:viewBox="0 0 13801 560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</office:font-face-decls>
  <office:styles>
    <draw:gradient draw:name="Gradient_20_101" draw:display-name="Gradient 101" draw:style="linear" draw:start-color="#ffffff" draw:end-color="#ffd7d7" draw:start-intensity="100%" draw:end-intensity="100%" draw:angle="90deg" draw:border="0%"/>
    <draw:gradient draw:name="Gradient_20_107" draw:display-name="Gradient 107" draw:style="linear" draw:start-color="#dde8cb" draw:end-color="#ffd7d7" draw:start-intensity="100%" draw:end-intensity="100%" draw:angle="30deg" draw:border="0%"/>
    <draw:gradient draw:name="Gradient_20_108" draw:display-name="Gradient 108" draw:style="linear" draw:start-color="#dde8cb" draw:end-color="#ffd7d7" draw:start-intensity="100%" draw:end-intensity="100%" draw:angle="30deg" draw:border="0%"/>
    <draw:gradient draw:name="Gradient_20_109" draw:display-name="Gradient 109" draw:style="linear" draw:start-color="#dde8cb" draw:end-color="#ffd7d7" draw:start-intensity="100%" draw:end-intensity="100%" draw:angle="90deg" draw:border="0%"/>
    <draw:gradient draw:name="Gradient_20_110" draw:display-name="Gradient 110" draw:style="linear" draw:start-color="#ffffff" draw:end-color="#ffd7d7" draw:start-intensity="100%" draw:end-intensity="100%" draw:angle="90deg" draw:border="0%"/>
    <draw:gradient draw:name="Gradient_20_111" draw:display-name="Gradient 111" draw:style="linear" draw:start-color="#ffffff" draw:end-color="#ffd7d7" draw:start-intensity="100%" draw:end-intensity="100%" draw:angle="90deg" draw:border="0%"/>
    <draw:gradient draw:name="Gradient_20_112" draw:display-name="Gradient 112" draw:style="linear" draw:start-color="#ffffff" draw:end-color="#dde8cb" draw:start-intensity="100%" draw:end-intensity="100%" draw:angle="90deg" draw:border="0%"/>
    <draw:gradient draw:name="Gradient_20_113" draw:display-name="Gradient 113" draw:style="linear" draw:start-color="#ffffff" draw:end-color="#ffd7d7" draw:start-intensity="100%" draw:end-intensity="100%" draw:angle="30deg" draw:border="0%"/>
    <draw:gradient draw:name="Gradient_20_92" draw:display-name="Gradient 92" draw:style="linear" draw:start-color="#ffffff" draw:end-color="#dde8cb" draw:start-intensity="100%" draw:end-intensity="100%" draw:angle="90deg" draw:border="0%"/>
    <draw:gradient draw:name="Pastel_20_Bouquet" draw:display-name="Pastel Bouquet" draw:style="linear" draw:start-color="#dde8cb" draw:end-color="#ffd7d7" draw:start-intensity="100%" draw:end-intensity="100%" draw:angle="90deg" draw:border="0%"/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_20_1" draw:display-name="Arrowhead 1" svg:viewBox="0 0 1131 2256" svg:d="M1127 2120l-449-2006-9-42-25-39-38-25-38-8-43 8-38 25-25 39-9 42-449 2006v13l-4 9 9 42 25 38 38 25 42 9h903l42-9 38-25 26-38 8-42v-9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1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 </meta:initial-creator>
    <meta:creation-date>2010-03-07T11:34:47</meta:creation-date>
    <dc:date>2023-03-18T15:38:54.181299178</dc:date>
    <meta:editing-duration>PT2H15M42S</meta:editing-duration>
    <meta:editing-cycles>16</meta:editing-cycles>
    <meta:generator>LibreOffice/7.4.6.2$Linux_X86_64 LibreOffice_project/40$Build-2</meta:generator>
    <meta:document-statistic meta:object-count="97"/>
  </office:meta>
</office:document-meta>
</file>